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417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2.6654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3.3091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1.5319in"/>
    </style:style>
    <style:style style:name="co13" style:family="table-column">
      <style:table-column-properties fo:break-before="auto" style:column-width="1.3571in"/>
    </style:style>
    <style:style style:name="co14" style:family="table-column">
      <style:table-column-properties fo:break-before="auto" style:column-width="1.7661in"/>
    </style:style>
    <style:style style:name="co15" style:family="table-column">
      <style:table-column-properties fo:break-before="auto" style:column-width="1.5827in"/>
    </style:style>
    <style:style style:name="co16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name-complex="JetBrains Mono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order-bottom="0.99pt solid #000000" fo:background-color="#ffff00" fo:border-left="0.99pt solid #000000" fo:border-right="none" fo:border-top="0.99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ackground-color="#ffff00" fo:border-left="none" fo:border-right="none" fo:border-top="0.99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fo:background-color="#ffff00" fo:border-left="none" fo:border-right="0.99pt solid #000000" fo:border-top="0.99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gorithms and sc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p similar = 30</text:p>
          </table:table-cell>
          <table:table-cell table:style-name="ce11"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Worse grade is Top similar * 2</text:p>
          </table:table-cell>
          <table:table-cell table:style-name="ce11"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Best grade is 1</text:p>
          </table:table-cell>
          <table:table-cell table:style-name="ce11"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Test examples 10*4</text:p>
          </table:table-cell>
          <table:table-cell table:style-name="ce11" table:number-columns-repeated="3"/>
          <table:table-cell table:style-name="ce1"/>
        </table:table-row>
        <table:table-row table:style-name="ro1">
          <table:table-cell table:style-name="ce1"/>
          <table:table-cell table:style-name="ce11" table:number-columns-repeated="3"/>
          <table:table-cell table:style-name="ce1"/>
        </table:table-row>
        <table:table-row table:style-name="ro1">
          <table:table-cell table:style-name="ce5" office:value-type="string" calcext:value-type="string">
            <text:p>Algorithm</text:p>
          </table:table-cell>
          <table:table-cell table:style-name="ce5" office:value-type="string" calcext:value-type="string">
            <text:p>Distance</text:p>
          </table:table-cell>
          <table:table-cell table:style-name="ce5" office:value-type="string" calcext:value-type="string">
            <text:p>Preprocess</text:p>
          </table:table-cell>
          <table:table-cell table:style-name="ce5" office:value-type="string" calcext:value-type="string">
            <text:p>Operator</text:p>
          </table:table-cell>
          <table:table-cell table:style-name="ce5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sic Gensim + SUM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Basic Gensim</text:p>
          </table:table-cell>
          <table:table-cell office:value-type="string" calcext:value-type="string">
            <text:p>SUM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<text:span text:style-name="T1">Lemmatization Gensim + SUM with Euclidean</text:span>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Lemmatization Gensim</text:p>
          </table:table-cell>
          <table:table-cell office:value-type="string" calcext:value-type="string">
            <text:p>SUM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Lemmatization TfIdf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Lemmatization TfIdf</text:p>
          </table:table-cell>
          <table:table-cell office:value-type="string" calcext:value-type="string">
            <text:p>TFIDF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Basic Gensim + SUM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Basic Gensim</text:p>
          </table:table-cell>
          <table:table-cell office:value-type="string" calcext:value-type="string">
            <text:p>MEAN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Basic Gensim + MEAN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Basic Gensim</text:p>
          </table:table-cell>
          <table:table-cell office:value-type="string" calcext:value-type="string">
            <text:p>MEAN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Basic Gensim + MEAN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Basic Gensim</text:p>
          </table:table-cell>
          <table:table-cell office:value-type="string" calcext:value-type="string">
            <text:p>MEAN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Basic TfIdf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Basic TfIdf</text:p>
          </table:table-cell>
          <table:table-cell office:value-type="string" calcext:value-type="string">
            <text:p>TFIDF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Stemming TfIdf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Stemming TfIdf</text:p>
          </table:table-cell>
          <table:table-cell office:value-type="string" calcext:value-type="string">
            <text:p>TFIDF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Lemmatization Gensim + SUM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Lemmatization Gensim</text:p>
          </table:table-cell>
          <table:table-cell office:value-type="string" calcext:value-type="string">
            <text:p>SUM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<text:span text:style-name="T1">Lemmatization</text:span> Gensim + MEAN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Lemmatization Gensim</text:p>
          </table:table-cell>
          <table:table-cell office:value-type="string" calcext:value-type="string">
            <text:p>MEAN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<text:span text:style-name="T1">Lemmatization Gensim + MEAN with Euclidean</text:span>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Lemmatization Gensim</text:p>
          </table:table-cell>
          <table:table-cell office:value-type="string" calcext:value-type="string">
            <text:p>MEAN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Basic Gensim + SUM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Basic Gensim</text:p>
          </table:table-cell>
          <table:table-cell office:value-type="string" calcext:value-type="string">
            <text:p>SUM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Lemmatization Tf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Lemmatization Tf</text:p>
          </table:table-cell>
          <table:table-cell office:value-type="string" calcext:value-type="string">
            <text:p>TF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<text:span text:style-name="T1">Lemmatization</text:span> Gensim + SUM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Lemmatization Gensim</text:p>
          </table:table-cell>
          <table:table-cell office:value-type="string" calcext:value-type="string">
            <text:p>SUM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Stemming Tf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Stemming Tf</text:p>
          </table:table-cell>
          <table:table-cell office:value-type="string" calcext:value-type="string">
            <text:p>TF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Basic Tf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Basic Tf</text:p>
          </table:table-cell>
          <table:table-cell office:value-type="string" calcext:value-type="string">
            <text:p>TF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Lemmatization Tf with Cosine Similarity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Lemmatization Tf</text:p>
          </table:table-cell>
          <table:table-cell office:value-type="string" calcext:value-type="string">
            <text:p>TF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Basic Tf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Basic Tf</text:p>
          </table:table-cell>
          <table:table-cell office:value-type="string" calcext:value-type="string">
            <text:p>TF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<text:span text:style-name="T1">Gensim + IDFSUM with Euclidean</text:span>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Gensim IDF</text:p>
          </table:table-cell>
          <table:table-cell office:value-type="string" calcext:value-type="string">
            <text:p>IDFSUM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Lemmatization TfIdf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Lemmatization TfIdf</text:p>
          </table:table-cell>
          <table:table-cell office:value-type="string" calcext:value-type="string">
            <text:p>TFIDF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Basic Gensim + MEAN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Basic Gensim</text:p>
          </table:table-cell>
          <table:table-cell office:value-type="string" calcext:value-type="string">
            <text:p>MEAN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Stemming Tf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Stemming Tf</text:p>
          </table:table-cell>
          <table:table-cell office:value-type="string" calcext:value-type="string">
            <text:p>TF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Basic TfIdf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Basic TfIdf</text:p>
          </table:table-cell>
          <table:table-cell office:value-type="string" calcext:value-type="string">
            <text:p>TFIDF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Gensim + IDFMEAN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Gensim IDF</text:p>
          </table:table-cell>
          <table:table-cell office:value-type="string" calcext:value-type="string">
            <text:p>IDFMEA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<text:span text:style-name="T1">Lemmatization</text:span> Gensim + MEAN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Lemmatization Gensim</text:p>
          </table:table-cell>
          <table:table-cell office:value-type="string" calcext:value-type="string">
            <text:p>MEAN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Lemmatization Tf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Lemmatization Tf</text:p>
          </table:table-cell>
          <table:table-cell office:value-type="string" calcext:value-type="string">
            <text:p>TF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Stemming TfIdf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Stemming TfIdf</text:p>
          </table:table-cell>
          <table:table-cell office:value-type="string" calcext:value-type="string">
            <text:p>TFIDF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Gensim + IDFMEAN + Lemmatization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Gensim IDF + Lemmatization</text:p>
          </table:table-cell>
          <table:table-cell office:value-type="string" calcext:value-type="string">
            <text:p>IDFMEAN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Basic Tf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Basic Tf</text:p>
          </table:table-cell>
          <table:table-cell office:value-type="string" calcext:value-type="string">
            <text:p>TF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Stemming Tf with Manhatt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Stemming Tf</text:p>
          </table:table-cell>
          <table:table-cell office:value-type="string" calcext:value-type="string">
            <text:p>TF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Gensim + IDFSUM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Gensim IDF</text:p>
          </table:table-cell>
          <table:table-cell office:value-type="string" calcext:value-type="string">
            <text:p>IDFSUM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Gensim + IDFMEAN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Gensim IDF</text:p>
          </table:table-cell>
          <table:table-cell office:value-type="string" calcext:value-type="string">
            <text:p>IDFMEAN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<text:span text:style-name="T1">Stemming Gensim + SUM with Euclidean</text:span>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Stemming Gensim</text:p>
          </table:table-cell>
          <table:table-cell office:value-type="string" calcext:value-type="string">
            <text:p>SUM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<text:span text:style-name="T1">Stemming Gensim + MEAN with Euclidean</text:span>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Stemming Gensim</text:p>
          </table:table-cell>
          <table:table-cell office:value-type="string" calcext:value-type="string">
            <text:p>MEAN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ensim + IDFSUM + Lemmatization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Gensim IDF + Lemmatization</text:p>
          </table:table-cell>
          <table:table-cell office:value-type="string" calcext:value-type="string">
            <text:p>IDFSUM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ensim + IDFSUM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Gensim IDF</text:p>
          </table:table-cell>
          <table:table-cell office:value-type="string" calcext:value-type="string">
            <text:p>IDFSUM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Gensim + IDFMEAN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Gensim IDF</text:p>
          </table:table-cell>
          <table:table-cell office:value-type="string" calcext:value-type="string">
            <text:p>IDFMEAN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Stemming Gensim + SUM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Stemming Gensim</text:p>
          </table:table-cell>
          <table:table-cell office:value-type="string" calcext:value-type="string">
            <text:p>SUM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Stemming Gensim + MEAN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Stemming Gensim</text:p>
          </table:table-cell>
          <table:table-cell office:value-type="string" calcext:value-type="string">
            <text:p>MEAN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Gensim + IDFSUM + Stemming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Gensim IDF + Stemming</text:p>
          </table:table-cell>
          <table:table-cell office:value-type="string" calcext:value-type="string">
            <text:p>IDFSUM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Basic TfIdf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Basic TfIdf</text:p>
          </table:table-cell>
          <table:table-cell office:value-type="string" calcext:value-type="string">
            <text:p>MEAN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Gensim + IDFMEAN + Lemmatization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Gensim IDF + Lemmatization</text:p>
          </table:table-cell>
          <table:table-cell office:value-type="string" calcext:value-type="string">
            <text:p>IDFMEAN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mmatization TfIdf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Lemmatization TfIdf</text:p>
          </table:table-cell>
          <table:table-cell office:value-type="string" calcext:value-type="string">
            <text:p>TFIDF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Stemming Gensim + MEAN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Stemming Gensim</text:p>
          </table:table-cell>
          <table:table-cell office:value-type="string" calcext:value-type="string">
            <text:p>MEAN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Gensim + IDFSUM + Lemmatization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Gensim IDF + Lemmatization</text:p>
          </table:table-cell>
          <table:table-cell office:value-type="string" calcext:value-type="string">
            <text:p>IDFSUM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Stemming Gensim + SUM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Stemming Gensim</text:p>
          </table:table-cell>
          <table:table-cell office:value-type="string" calcext:value-type="string">
            <text:p>SUM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Gensim + IDFSUM + Lemmatization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Gensim IDF + Lemmatization</text:p>
          </table:table-cell>
          <table:table-cell office:value-type="string" calcext:value-type="string">
            <text:p>IDFSUM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<text:span text:style-name="T1">Gensim + IDFMEAN + Lemmatization</text:span>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Gensim IDF + Lemmatization</text:p>
          </table:table-cell>
          <table:table-cell office:value-type="string" calcext:value-type="string">
            <text:p>IDFMEAN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Stemming TfIdf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Stemming TfIdf</text:p>
          </table:table-cell>
          <table:table-cell office:value-type="string" calcext:value-type="string">
            <text:p>TFIDF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Gensim + IDFMEAN + Stemming with Euclidean Distanc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Gensim IDF + Stemming</text:p>
          </table:table-cell>
          <table:table-cell office:value-type="string" calcext:value-type="string">
            <text:p>IDFMEAN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Gensim + IDFSUM + Stemming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Gensim IDF + Stemming</text:p>
          </table:table-cell>
          <table:table-cell office:value-type="string" calcext:value-type="string">
            <text:p>IDFSUM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Gensim + IDFSUM + Stemming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Gensim IDF + Stemming</text:p>
          </table:table-cell>
          <table:table-cell office:value-type="string" calcext:value-type="string">
            <text:p>IDFSUM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Gensim + IDFMEAN + Stemming with Cosine Similarity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Gensim IDF + Stemming</text:p>
          </table:table-cell>
          <table:table-cell office:value-type="string" calcext:value-type="string">
            <text:p>IDFMEAN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Gensim + IDFMEAN + Stemming with Manhattan Distance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Gensim IDF + Stemming</text:p>
          </table:table-cell>
          <table:table-cell office:value-type="string" calcext:value-type="string">
            <text:p>IDFMEAN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7" office:value-type="string" calcext:value-type="string">
            <text:p>test_questions = {'0': 'What Is The Best Life Insurance To Buy? ', <text:s text:c="17"/>'1': 'What Is The Comprehensive Life Insurance To Buy? ', <text:s text:c="17"/>'2': 'What Is The Comprehensive Life Insurance To Purchase? ', <text:s text:c="17"/>'3': 'What Is The Most Outstanding Guarantee To Purchase? ', <text:s text:c="17"/>'4': 'How Much Does A Whole Life Insurance Policy Typically Cost? ', <text:s text:c="17"/>'5': 'How Much Does A Whole Life Insurance Policy Usually Cost? ', <text:s text:c="17"/>'6': 'What Is The Typically Price Of Whole Life Insurance Policy? ', <text:s text:c="17"/>'7': 'At What Price Could Life Insurance Be Bought? ', <text:s text:c="17"/>'8': 'Who Should Get Critical Illness Insurance? ', <text:s text:c="17"/>'9': 'Who Should Buy Critical Illness Insurance? ', <text:s text:c="17"/>'10': 'Critical Illness Insurance Should Be Got By Who? ', <text:s text:c="17"/>'11': 'Which People Should Buy Censorious Illness Insurance? ', <text:s text:c="17"/>'12': 'Where To Buy Good Life Insurance? ', <text:s text:c="17"/>'13': 'Where To Get Quality Life Insurance? ', <text:s text:c="17"/>'14': 'Where Is The Best Place To Buy Quality Life Insurance? ', <text:s text:c="17"/>'15': 'Which Is The Best Insurance Company to Get Satisfying Life Insurance? ', <text:s text:c="17"/>'16': 'How Can I Find Who My Car Insurance Is With? ', <text:s text:c="17"/>'17': 'How To Find Who My Car Insurance Is With? ', <text:s text:c="17"/>'18': 'How To Find Out Which Is My Vehicle Insurance Company? ', <text:s text:c="17"/>'19': 'At Which Company My Vehicle Is Insured? ', <text:s text:c="17"/>'20': 'What Does Home Insurance Cost? ', <text:s text:c="17"/>'21': 'What Does Property Insurance Cost? ', <text:s text:c="17"/>'22': 'What Is The Price Of Home Insurance? ', <text:s text:c="17"/>'23': 'What Does Insuring My House Cost? ', <text:s text:c="17"/>'24': 'What Is The Purpose Of Life Insurance? ', <text:s text:c="17"/>'25': 'What Is The Motive Of Life Insurance? ', <text:s text:c="17"/>'26': 'What Is The Idea Of Life Indemnity? ', <text:s text:c="17"/>'27': 'What Is The Idea Of Buying Life Indemnity? ', <text:s text:c="17"/>'28': 'Are New Cars Cheaper To Insure Than Older Cars? ', <text:s text:c="17"/>'29': 'Are New Vehicles Cheaper To Insure Than Older? ', <text:s text:c="17"/>'30': 'Is It Cheaper To Insure, Old Or New Cars? ', <text:s text:c="17"/>'31': 'Is It More Expensive To Insure New Vehicles Or Old? ', <text:s text:c="17"/>'32': 'What Is The Best Disability Insurance Company? ', <text:s text:c="17"/>'33': 'What Is The Best Invalidity Insurance Company? ', <text:s text:c="17"/>'34': 'What Is The Recommended Invalidity Insurance Company? ', <text:s text:c="17"/>'35': 'At What Company Should I Buy Disability Insurance? ', <text:s text:c="17"/>'36': 'How Much Money Does A Life Insurance Salesman Make? ', <text:s text:c="17"/>'37': 'How Much Cash Does A Life Protections Sales Representative Make? ', <text:s text:c="17"/>'38': 'How Much Cash Does A Life Assurances Deals Agent Make? ', <text:s text:c="17"/>'39': 'What Is The Amount Of Cash That A Life Protections Sales Make? ' <text:s text:c="17"/>}</text:p>
          </table:table-cell>
          <table:table-cell table:number-columns-repeated="4"/>
        </table:table-row>
      </table:table>
      <table:table table:name="Sheet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row table:style-name="ro2">
          <table:table-cell table:style-name="ce10" office:value-type="string" calcext:value-type="string">
            <text:p>Text preprocessing type</text:p>
          </table:table-cell>
          <table:table-cell table:style-name="ce10" office:value-type="string" calcext:value-type="string">
            <text:p>File</text:p>
          </table:table-cell>
          <table:table-cell table:style-name="ce13" office:value-type="string" calcext:value-type="string">
            <text:p>Question basic</text:p>
          </table:table-cell>
          <table:table-cell table:style-name="ce13" office:value-type="string" calcext:value-type="string">
            <text:p>Variation</text:p>
          </table:table-cell>
          <table:table-cell table:style-name="ce13" office:value-type="string" calcext:value-type="string">
            <text:p>Question variation</text:p>
          </table:table-cell>
          <table:table-cell table:style-name="ce13" office:value-type="string" calcext:value-type="string">
            <text:p>Appear in </text:p>
            <text:p>20 similar</text:p>
          </table:table-cell>
          <table:table-cell table:style-name="ce13" office:value-type="string" calcext:value-type="string">
            <text:p>Num </text:p>
          </table:table-cell>
          <table:table-cell table:style-name="ce13" office:value-type="string" calcext:value-type="string">
            <text:p>Cosine distance from</text:p>
          </table:table-cell>
          <table:table-cell table:style-name="ce13" office:value-type="string" calcext:value-type="string">
            <text:p>Cosine distance to</text:p>
          </table:table-cell>
          <table:table-cell table:style-name="ce13" office:value-type="string" calcext:value-type="string">
            <text:p>Manhattan distance from</text:p>
          </table:table-cell>
          <table:table-cell table:style-name="ce13" office:value-type="string" calcext:value-type="string">
            <text:p>Manhattan distance to</text:p>
          </table:table-cell>
          <table:table-cell table:style-name="ce18" office:value-type="string" calcext:value-type="string">
            <text:p>Euclidean distance</text:p>
          </table:table-cell>
        </table:table-row>
        <table:table-row table:style-name="ro3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<text:s/>-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/>
          <table:table-cell/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/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ensorious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ensorious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Algorithms and scores'.A6:'Algorithms and scores'.E60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Sheet1.A1:Sheet1.L97" table:display-filter-buttons="true" table:orientation="column">
          <table:filter>
            <table:filter-and>
              <table:filter-condition table:field-number="2" table:value="Who Should Get Critical Illness Insurance? 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23:06:04.9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10:12:43.798000000</meta:creation-date>
    <dc:date>2021-09-24T00:10:16.976000000</dc:date>
    <meta:editing-duration>P6DT15H11M25S</meta:editing-duration>
    <meta:editing-cycles>69</meta:editing-cycles>
    <meta:generator>LibreOffice/7.1.3.2$Windows_X86_64 LibreOffice_project/47f78053abe362b9384784d31a6e56f8511eb1c1</meta:generator>
    <meta:document-statistic meta:table-count="2" meta:cell-count="1105" meta:object-count="0"/>
  </office:meta>
</office:document-meta>
</file>